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arial" svg:font-family="arial, helvetica, sans-serif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</style:style>
    <style:style style:name="T1" style:family="text">
      <style:text-properties style:font-name="arial"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use-window-font-color="true" loext:opacity="0%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4" style:family="text">
      <style:text-properties style:use-window-font-color="true" loext:opacity="0%" fo:font-size="12pt" fo:language="en" fo:country="US" officeooo:rsid="000a0572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5" style:family="text">
      <style:text-properties style:use-window-font-color="true" loext:opacity="0%" fo:font-size="12pt" fo:language="en" fo:country="US" officeooo:rsid="000b9e29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6" style:family="text">
      <style:text-properties officeooo:rsid="000a0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What </text:span></text:span><text:span text:style-name="T2">is the problem, </text:span><text:span text:style-name="Strong_20_Emphasis"><text:span text:style-name="T1">Why </text:span></text:span><text:span text:style-name="T2">that is a problem, </text:span><text:span text:style-name="Strong_20_Emphasis"><text:span text:style-name="T1">How </text:span></text:span><text:span text:style-name="T2">are your planning on solving, or </text:span><text:span text:style-name="Strong_20_Emphasis"><text:span text:style-name="T1">How </text:span></text:span><text:span text:style-name="T2">you solved it.</text:span></text:p>
      <text:p text:style-name="P1"/>
      <text:p text:style-name="P1">Due Sunday <text:span text:style-name="T6">4</text:span>/3<text:span text:style-name="T3">/2022</text:span></text:p>
      <text:p text:style-name="P1">Journal #<text:span text:style-name="T6">4</text:span></text:p>
      <text:p text:style-name="P1"/>
      <text:p text:style-name="P1">Recounting:</text:p>
      <text:p text:style-name="P1"><text:span text:style-name="T3"><text:tab/></text:span><text:span text:style-name="T4">Now that my deliverables is green lit, I am looking for a power solution that would be appropriate for the unit.</text:span></text:p>
      <text:p text:style-name="P1"/>
      <text:p text:style-name="P1">Current Problem:</text:p>
      <text:p text:style-name="P1"><text:tab/><text:span text:style-name="T4">Now I need to size up an appropriate battery to last for a period of time, a solar panel solution, and </text:span><text:span text:style-name="T5">a module that can handle the charge and discharge of the battery.</text:span></text:p>
      <text:p text:style-name="P1"/>
      <text:p text:style-name="P1">Solution:</text:p>
      <text:p text:style-name="P1"><text:tab/><text:span text:style-name="T5">For the battery size, I made some assumptions and found that a 4000 mAh battery @ 3.7V is appropriate to last for 4 days and a solar panel size of 4”x4” would recharge the battery in 2 days (or during the weekend). <text:s/>There are a couple of choices when it comes to managing the battery and solar panel together (I’ll have that info attached in the research document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arial" svg:font-family="arial, helvetica, sans-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</meta:creation-date>
    <dc:language>en-US</dc:language>
    <dc:date>2022-04-03T18:47:41.243000000</dc:date>
    <meta:editing-cycles>13</meta:editing-cycles>
    <meta:editing-duration>PT1H39M27S</meta:editing-duration>
    <meta:generator>LibreOffice/7.3.1.3$Windows_X86_64 LibreOffice_project/a69ca51ded25f3eefd52d7bf9a5fad8c90b87951</meta:generator>
    <meta:document-statistic meta:table-count="0" meta:image-count="0" meta:object-count="0" meta:page-count="1" meta:paragraph-count="9" meta:word-count="151" meta:character-count="812" meta:non-whitespace-character-count="666"/>
    <meta:user-defined meta:name="AppVersion">15.0000</meta:user-defined>
  </office:meta>
</office:document-meta>
</file>